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affc9" officeooo:paragraph-rsid="000affc9" style:font-weight-asian="normal" style:font-weight-complex="normal"/>
    </style:style>
    <style:style style:name="P2" style:family="paragraph" style:parent-style-name="Text_20_body">
      <style:text-properties officeooo:paragraph-rsid="0008f0c5"/>
    </style:style>
    <style:style style:name="P3" style:family="paragraph" style:parent-style-name="Text_20_body">
      <style:paragraph-properties fo:text-align="justify" style:justify-single-word="false" fo:orphans="2" fo:widows="2"/>
    </style:style>
    <style:style style:name="P4" style:family="paragraph" style:parent-style-name="Text_20_body">
      <style:paragraph-properties fo:text-align="justify" style:justify-single-word="false" fo:orphans="2" fo:widows="2"/>
      <style:text-properties officeooo:rsid="000affc9" officeooo:paragraph-rsid="000affc9"/>
    </style:style>
    <style:style style:name="T1" style:family="text">
      <style:text-properties fo:font-variant="normal" fo:text-transform="none" fo:color="#000000" style:font-name="Times New Roman" fo:font-size="14pt" fo:letter-spacing="normal" fo:font-style="normal" fo:font-weight="bold" style:font-weight-asian="bold" style:font-weight-complex="bold"/>
    </style:style>
    <style:style style:name="T2" style:family="text">
      <style:text-properties fo:font-variant="normal" fo:text-transform="none" fo:color="#000000" style:font-name="Times New Roman" fo:font-size="14pt" fo:letter-spacing="normal" fo:font-style="normal" fo:font-weight="bold" officeooo:rsid="0008f0c5"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ext:s/>1. </text:span><text:span text:style-name="T1">Explain what is the purpose of the name server that is being used by the chat system. How would a call by the client have looked like if the name server would not have existed.</text:span></text:p>
      <text:p text:style-name="P4">The name server is used to bind CORBA servers to names. For example, in our application the name for the server is “Chat”. This means that if the client wants to connect to that server it has to ask he name server for the CORBA server called “Chat”, the name server will resolve the hostname and return the reference for the application server.</text:p>
      <text:p text:style-name="P1"/>
      <text:p text:style-name="P2"><text:span text:style-name="T2">2. The server in the lab is using the callback function. This is one way of implementing asynchronous method calls in CORBA and does not affect how objects are implemented in the server. Please explain why this is the case. Are there other alternative options for how asynchronous calls can be implemented in CORBA?</text:span></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ier Saizar</meta:initial-creator>
    <meta:creation-date>2017-03-06T14:41:01.930349840</meta:creation-date>
    <dc:date>2017-03-06T15:32:59.916334787</dc:date>
    <dc:creator>Oier Saizar</dc:creator>
    <meta:editing-duration>PT25M23S</meta:editing-duration>
    <meta:editing-cycles>2</meta:editing-cycles>
    <meta:generator>LibreOffice/4.3.3.2$Linux_X86_64 LibreOffice_project/430m0$Build-2</meta:generator>
    <meta:document-statistic meta:table-count="0" meta:image-count="0" meta:object-count="0" meta:page-count="1" meta:paragraph-count="3" meta:word-count="153" meta:character-count="839" meta:non-whitespace-character-count="688"/>
  </office:meta>
</office:document-meta>
</file>